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0238f0" officeooo:paragraph-rsid="00075a3f"/>
    </style:style>
    <style:style style:name="P2" style:family="paragraph" style:parent-style-name="Text_20_body">
      <style:text-properties officeooo:paragraph-rsid="000238f0"/>
    </style:style>
    <style:style style:name="P3" style:family="paragraph" style:parent-style-name="Text_20_body">
      <style:text-properties officeooo:rsid="00075a3f" officeooo:paragraph-rsid="00075a3f"/>
    </style:style>
    <style:style style:name="P4" style:family="paragraph" style:parent-style-name="Heading_20_1">
      <style:text-properties officeooo:rsid="000238f0" officeooo:paragraph-rsid="000238f0"/>
    </style:style>
    <style:style style:name="T1" style:family="text">
      <style:text-properties officeooo:rsid="0005231f"/>
    </style:style>
    <style:style style:name="T2" style:family="text">
      <style:text-properties officeooo:rsid="00075a3f"/>
    </style:style>
    <style:style style:name="T3" style:family="text">
      <style:text-properties fo:language="en" fo:country="US"/>
    </style:style>
    <style:style style:name="T4" style:family="text">
      <style:text-properties fo:language="en" fo:country="US" officeooo:rsid="00075a3f"/>
    </style:style>
    <style:style style:name="T5" style:family="text">
      <style:text-properties fo:language="en" fo:country="US" officeooo:rsid="0007da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tudent Thomas More maakt open source KNX-IoT platform</text:h>
      <text:p text:style-name="P2"/>
      <text:p text:style-name="P1">Een student van de Thomas More Campus de Nayer hogeschool heeft als bachelorproef een platform ontwikkeld dat het mogelijk maakt om de KNX domotica bus te koppelen aan elke mogelijke “Internet of things“ toepassing. Het platform is gebaseerd op een embedded Linux computer die via een Tapko SIM-KNX module kan communiceren met een KNX installatie. <text:span text:style-name="T1">De software interface naar de bus toe is zodanig geschreven dat via een simpele open source API elke software ontwikkelaar IoT applicaties kan schrijven voor communicatie met de KNX installatie. Enkele reeds gemaakt applicaties zijn, een koppeling met Apple HomeKit, controle via de bus via een website en het versturen van email op basis van gebeurtenissen op de bus.</text:span></text:p>
      <text:p text:style-name="P1"/>
      <text:p text:style-name="P1"/>
      <text:h text:style-name="Heading_20_1" text:outline-level="1"><text:span text:style-name="T2">Belgian student from the Thomas More </text:span><text:bookmark text:name="tw-target-text"/><text:span text:style-name="T3">University </text:span><text:span text:style-name="T4">develops an open source KNX-IoT interface</text:span></text:h>
      <text:p text:style-name="Text_20_body"><text:span text:style-name="T4"/></text:p>
      <text:p text:style-name="P3"><text:span text:style-name="T4">A </text:span><text:span text:style-name="T3">student from the Thomas More Campus de Nayer university developed a platform for communication between KNX home automation and every possible “Internet of Things” application as a thesis project. The platform is based on an embedded Linux computer with a SIM-KNX module from Tapko for communication with the KNX bus. The software interface </text:span><text:span text:style-name="T5">for the communication is written so through some simple, open source, API calls every software developer can create IoT applications for communication with a KNX installation. Some examples that are alredy implemented on the platform are, an interface with Apple HomeKit, controls over a web interface and sending of email based on activity on the b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0:56:39.346315886</meta:creation-date>
    <dc:date>2017-05-23T11:40:42.837809696</dc:date>
    <meta:editing-duration>PT12M31S</meta:editing-duration>
    <meta:editing-cycles>3</meta:editing-cycles>
    <meta:generator>LibreOffice/5.3.3.2$Linux_X86_64 LibreOffice_project/30m0$Build-2</meta:generator>
    <meta:document-statistic meta:table-count="0" meta:image-count="0" meta:object-count="0" meta:page-count="1" meta:paragraph-count="4" meta:word-count="245" meta:character-count="1553" meta:non-whitespace-character-count="1312"/>
  </office:meta>
</office:document-meta>
</file>